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73029" officeooo:paragraph-rsid="00073029" style:font-size-asian="32pt" style:font-size-complex="32pt"/>
    </style:style>
    <style:style style:name="P2" style:family="paragraph" style:parent-style-name="Standard">
      <style:text-properties fo:font-size="32pt" fo:font-weight="normal" officeooo:rsid="00073029" officeooo:paragraph-rsid="00073029" style:font-size-asian="32pt" style:font-weight-asian="normal" style:font-size-complex="32pt" style:font-weight-complex="normal"/>
    </style:style>
    <style:style style:name="P3" style:family="paragraph" style:parent-style-name="Standard">
      <style:text-properties fo:font-size="32pt" fo:font-weight="normal" officeooo:rsid="00073029" officeooo:paragraph-rsid="0008fdfd" style:font-size-asian="32pt" style:font-weight-asian="normal" style:font-size-complex="3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fdfd"/>
    </style:style>
    <style:style style:name="T3" style:family="text">
      <style:text-properties fo:font-size="28pt" officeooo:rsid="0008fdfd" style:font-size-asian="28pt" style:font-size-complex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jęcia organizacyjne z przedmiotu:<text:line-break/><text:span text:style-name="T1">Projektowanie Webaplikacji</text:span></text:p>
      <text:p text:style-name="P1"><text:span text:style-name="T1"/></text:p>
      <text:p text:style-name="P2">Wtorek 06.10.2015 godzina: 9.30. </text:p>
      <text:p text:style-name="P2"/>
      <text:p text:style-name="P2">Informuję, że możliwe jest uruchomienie drugiej grupy zajęciowej we wtorki w godzinach (godziny mogą podlegać zmianie) 15-18. </text:p>
      <text:p text:style-name="P2"/>
      <text:p text:style-name="P3">Strona przedmiotu: <text:span text:style-name="Source_20_Text"><text:span text:style-name="T3">http://db.fizyka.pw.edu.pl/webaplikacje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5-10-01T13:54:40.141521359</meta:creation-date>
    <dc:date>2015-10-01T13:58:15.306804399</dc:date>
    <dc:creator>Jacek Bzdak</dc:creator>
    <meta:editing-duration>PT45S</meta:editing-duration>
    <meta:editing-cycles>1</meta:editing-cycles>
    <meta:document-statistic meta:table-count="0" meta:image-count="0" meta:object-count="0" meta:page-count="1" meta:paragraph-count="4" meta:word-count="30" meta:character-count="280" meta:non-whitespace-character-count="252"/>
    <meta:generator>LibreOffice/5.0.1.2.0$Linux_X86_64 LibreOffice_project/00m0$Build-2</meta:generator>
  </office:meta>
</office:document-meta>
</file>